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Text_20_body" style:list-style-name="L386">
      <style:paragraph-properties fo:margin-top="0in" fo:margin-bottom="0in"/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Text_20_body" style:list-style-name="L387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2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Também é possível incluir as frequências em forma de porcentagem.<text:line-break/></text:p>
            </text:list-item>
            <text:list-item>
              <text:p text:style-name="P142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2">
        <text:list-item>
          <text:p text:style-name="P1421">O pacote <text:span text:style-name="Source_Text">janitor</text:span> tem um conjunto de funções para <text:span text:style-name="T2">adornar</text:span> a tabulação:<text:line-break/></text:p>
          <text:list text:style-name="L383">
            <text:list-item>
              <text:p text:style-name="P1422"><text:span text:style-name="Source_Text">adorn_total</text:span><text:line-break/>Adiciona o total por linha ou coluna ou por ambos.<text:line-break/></text:p>
            </text:list-item>
            <text:list-item>
              <text:p text:style-name="P1422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4">
                <text:list-item>
                  <text:p text:style-name="P1423"><text:span text:style-name="Source_Text">half up</text:span><text:line-break/>Arredonda para cima.<text:line-break/>Ex.: <draw:frame draw:style-name="fr1" text:anchor-type="as-char"><draw:object xlink:href="Formula-374/" xlink:type="simple" xlink:show="embed" xlink:actuate="onLoad"/></draw:frame><text:line-break/></text:p>
                </text:list-item>
                <text:list-item>
                  <text:p text:style-name="P1423"><text:span text:style-name="Source_Text">half to even</text:span><text:line-break/>Arredonda para baixo.<text:line-break/>Ex.: <draw:frame draw:style-name="fr1" text:anchor-type="as-char"><draw:object xlink:href="Formula-376/" xlink:type="simple" xlink:show="embed" xlink:actuate="onLoad"/></draw:frame><text:line-break/></text:p>
                </text:list-item>
              </text:list>
            </text:list-item>
            <text:list-item>
              <text:p text:style-name="P1422"><text:span text:style-name="Source_Text">adorn_ns</text:span><text:line-break/>Adiciona as contagens (frequência absoluta).<text:line-break/></text:p>
            </text:list-item>
            <text:list-item>
              <text:p text:style-name="P142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5">
        <text:list-item>
          <text:p text:style-name="P142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5">#Tabulação cruzada entre x e y</text:p>
      <text:p text:style-name="P1426">#frequência de y em x</text:p>
      <text:p text:style-name="P1427">tabyl(dt,x,y)</text:p>
      <text:p text:style-name="P1428"><text:s text:c="8"/>x A B C NA_</text:p>
      <text:p text:style-name="P1429"><text:s text:c="5"/>azul 2 0 0 <text:s text:c="2"/>1</text:p>
      <text:p text:style-name="P1430"><text:s text:c="4"/>preto 1 2 0 <text:s text:c="2"/>1</text:p>
      <text:p text:style-name="P1431"><text:s text:c="1"/>vermelho 1 1 1 <text:s text:c="2"/>0</text:p>
      <text:p text:style-name="P1432"><text:s text:c="5"/>&lt;NA&gt; 0 0 1 <text:s text:c="2"/>0</text:p>
      <text:p text:style-name="P1433"/>
      <text:p text:style-name="P1434">#Tabulação cruzada entre x e y com adornos</text:p>
      <text:p text:style-name="P1435">tabyl(dt,x,y) %&gt;% </text:p>
      <text:p text:style-name="P1436"><text:s text:c="2"/>adorn_percentages("row") %&gt;% #Inclui porcentagens com base na linha</text:p>
      <text:p text:style-name="P1437"><text:s text:c="2"/>adorn_pct_formatting() #Formata para %</text:p>
      <text:p text:style-name="P1438"><text:s text:c="8"/>x <text:s text:c="4"/>A <text:s text:c="4"/>B <text:s text:c="5"/>C <text:s text:c="2"/>NA_</text:p>
      <text:p text:style-name="P1439"><text:s text:c="5"/>azul 66.7% <text:s text:c="1"/>0.0% <text:s text:c="2"/>0.0% 33.3%</text:p>
      <text:p text:style-name="P1440"><text:s text:c="4"/>preto 25.0% 50.0% <text:s text:c="2"/>0.0% 25.0%</text:p>
      <text:p text:style-name="P1441"><text:s text:c="1"/>vermelho 33.3% 33.3% <text:s text:c="1"/>33.3% <text:s text:c="1"/>0.0%</text:p>
      <text:p text:style-name="P1442"><text:s text:c="5"/>&lt;NA&gt; <text:s text:c="1"/>0.0% <text:s text:c="1"/>0.0% 100.0% <text:s text:c="1"/>0.0%</text:p>
      <text:p text:style-name="P1443"/>
      <text:p text:style-name="P1444">tabyl(dt,x,y) %&gt;% </text:p>
      <text:p text:style-name="P1445"><text:s text:c="2"/>adorn_percentages("col") %&gt;% #Inclui porcentagens com base na coluna</text:p>
      <text:p text:style-name="P1446"><text:s text:c="2"/>adorn_pct_formatting() #Formata para %</text:p>
      <text:p text:style-name="P1447"><text:s text:c="8"/>x <text:s text:c="4"/>A <text:s text:c="4"/>B <text:s text:c="4"/>C <text:s text:c="2"/>NA_</text:p>
      <text:p text:style-name="P1448"><text:s text:c="5"/>azul 50.0% <text:s text:c="1"/>0.0% <text:s text:c="1"/>0.0% 50.0%</text:p>
      <text:p text:style-name="P1449"><text:s text:c="4"/>preto 25.0% 66.7% <text:s text:c="1"/>0.0% 50.0%</text:p>
      <text:p text:style-name="P1450"><text:s text:c="1"/>vermelho 25.0% 33.3% 50.0% <text:s text:c="1"/>0.0%</text:p>
      <text:p text:style-name="P1451"><text:s text:c="5"/>&lt;NA&gt; <text:s text:c="1"/>0.0% <text:s text:c="1"/>0.0% 50.0% <text:s text:c="1"/>0.0%</text:p>
      <text:p text:style-name="P1452"/>
      <text:p text:style-name="P1453">tabyl(dt,x,y) %&gt;% </text:p>
      <text:p text:style-name="P1454"><text:s text:c="2"/>adorn_percentages("all") %&gt;% #Inclui porcentagens com base no total geral</text:p>
      <text:p text:style-name="P1455"><text:s text:c="2"/>adorn_pct_formatting() #Formata para %</text:p>
      <text:p text:style-name="P1456"><text:s text:c="8"/>x <text:s text:c="4"/>A <text:s text:c="4"/>B <text:s text:c="3"/>C <text:s text:c="1"/>NA_</text:p>
      <text:p text:style-name="P1457"><text:s text:c="5"/>azul 18.2% <text:s text:c="1"/>0.0% 0.0% 9.1%</text:p>
      <text:p text:style-name="P1458"><text:s text:c="4"/>preto <text:s text:c="1"/>9.1% 18.2% 0.0% 9.1%</text:p>
      <text:p text:style-name="P1459"><text:s text:c="1"/>vermelho <text:s text:c="1"/>9.1% <text:s text:c="1"/>9.1% 9.1% 0.0%</text:p>
      <text:p text:style-name="P1460"><text:s text:c="5"/>&lt;NA&gt; <text:s text:c="1"/>0.0% <text:s text:c="1"/>0.0% 9.1% 0.0%</text:p>
      <text:p text:style-name="Pagebreak"/>
      <text:list text:style-name="L386">
        <text:list-item>
          <text:p text:style-name="P146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2"/>
      <text:p text:style-name="P1463">tabyl(dt,x,y, show_na = F) %&gt;% <text:s text:c="1"/>#Exclui NA</text:p>
      <text:p text:style-name="P1464"><text:s text:c="2"/>adorn_percentages("all") %&gt;% #Inclui porcentagens com base no total geral</text:p>
      <text:p text:style-name="P1465"><text:s text:c="2"/>adorn_rounding(2) %&gt;% #Arredonda com 2 casas decimais</text:p>
      <text:p text:style-name="P1466"><text:s text:c="2"/>adorn_ns() %&gt;% #Inclui contagens</text:p>
      <text:p text:style-name="P1467"><text:s text:c="2"/>adorn_title("combined", </text:p>
      <text:p text:style-name="P1468"><text:s text:c="14"/>row_name = "Cor de selo",</text:p>
      <text:p text:style-name="P1469"><text:s text:c="14"/>col_name = "Categorias") #Adiciona títulos</text:p>
      <text:p text:style-name="P1470"><text:s text:c="14"/></text:p>
      <text:p text:style-name="P1471"><text:s text:c="1"/>Cor de selo/Categorias <text:s text:c="7"/>A <text:s text:c="7"/>B <text:s text:c="7"/>C</text:p>
      <text:p text:style-name="P1472"><text:s text:c="19"/>azul 0.25 (2) 0.00 (0) 0.00 (0)</text:p>
      <text:p text:style-name="P1473"><text:s text:c="18"/>preto 0.12 (1) 0.25 (2) 0.00 (0)</text:p>
      <text:p text:style-name="P1474"><text:s text:c="15"/>vermelho 0.12 (1) 0.12 (1) 0.12 (1)</text:p>
      <text:p text:style-name="Pagebreak"/>
      <text:list text:style-name="L387">
        <text:list-item>
          <text:p text:style-name="P147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6">#Arredondamentos</text:p>
      <text:p text:style-name="P1477">#half up - arredonda para cima</text:p>
      <text:p text:style-name="P1478">dt %&gt;% </text:p>
      <text:p text:style-name="P1479"><text:s text:c="2"/>tabyl(x,y) %&gt;% </text:p>
      <text:p text:style-name="P1480"><text:s text:c="2"/>adorn_percentages() %&gt;% </text:p>
      <text:p text:style-name="P1481"><text:s text:c="2"/>adorn_rounding(digits = 0,rounding = "half up")</text:p>
      <text:p text:style-name="P1482"><text:s text:c="8"/>x A B C NA_</text:p>
      <text:p text:style-name="P1483"><text:s text:c="5"/>azul 1 0 0 <text:s text:c="2"/>0</text:p>
      <text:p text:style-name="P1484"><text:s text:c="4"/>preto 0 1 0 <text:s text:c="2"/>0</text:p>
      <text:p text:style-name="P1485"><text:s text:c="1"/>vermelho 0 0 0 <text:s text:c="2"/>0</text:p>
      <text:p text:style-name="P1486"><text:s text:c="5"/>&lt;NA&gt; 0 0 1 <text:s text:c="2"/>0</text:p>
      <text:p text:style-name="P1487"/>
      <text:p text:style-name="P1488">#half to even - arredonda para baixo</text:p>
      <text:p text:style-name="P1489">dt %&gt;% </text:p>
      <text:p text:style-name="P1490"><text:s text:c="2"/>tabyl(x,y) %&gt;% </text:p>
      <text:p text:style-name="P1491"><text:s text:c="2"/>adorn_percentages() %&gt;% </text:p>
      <text:p text:style-name="P1492"><text:s text:c="2"/>adorn_rounding(digits = 0,rounding = "half to even")</text:p>
      <text:p text:style-name="P1493"><text:s text:c="8"/>x A B C NA_</text:p>
      <text:p text:style-name="P1494"><text:s text:c="5"/>azul 1 0 0 <text:s text:c="2"/>0</text:p>
      <text:p text:style-name="P1495"><text:s text:c="4"/>preto 0 0 0 <text:s text:c="2"/>0</text:p>
      <text:p text:style-name="P1496"><text:s text:c="1"/>vermelho 0 0 0 <text:s text:c="2"/>0</text:p>
      <text:p text:style-name="P1497"><text:s text:c="5"/>&lt;NA&gt; 0 0 1 <text:s text:c="2"/>0</text:p>
      <text:p text:style-name="Pagebreak"/>
      <text:h text:style-name="Heading_20_3" text:outline-level="3"><text:bookmark-start text:name="teste-qui-quadrado-para-tabela-cruzada"/>10.3.6 Teste qui-quadrado para tabela cruzada<text:bookmark-end text:name="teste-qui-quadrado-para-tabela-cruzada"/></text:h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02T14:45:14Z</meta:creation-date>
    <dc:date>2023-08-02T14:45:1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2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4/content.xml><?xml version="1.0" encoding="utf-8"?>
<math xmlns="http://www.w3.org/1998/Math/MathML" display="inline">
  <mrow>
    <mn>10.5</mn>
    <mo>→</mo>
    <mn>11</mn>
  </mrow>
</math>
</file>

<file path=Formula-376/content.xml><?xml version="1.0" encoding="utf-8"?>
<math xmlns="http://www.w3.org/1998/Math/MathML" display="inline">
  <mrow>
    <mn>10.5</mn>
    <mo>→</mo>
    <mn>10</mn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